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C2ADC429CB091D621.png" manifest:media-type="image/png"/>
  <manifest:file-entry manifest:full-path="Pictures/10000001000002BC000002BC5FB088A9972E637B.png" manifest:media-type="image/png"/>
  <manifest:file-entry manifest:full-path="Pictures/10000001000002BC000002BCBC88B1BD2A36443B.png" manifest:media-type="image/png"/>
  <manifest:file-entry manifest:full-path="Pictures/10000001000002BC000002BCFDD0139B6C58D6B7.png" manifest:media-type="image/png"/>
  <manifest:file-entry manifest:full-path="Pictures/10000001000002BC000002BC73B1979A9B8C8D88.png" manifest:media-type="image/png"/>
  <manifest:file-entry manifest:full-path="Pictures/10000001000002BC000002BC3A8DF8EB5D8A7474.png" manifest:media-type="image/png"/>
  <manifest:file-entry manifest:full-path="Pictures/10000001000002BC000002BC3439BF30F2338F0C.png" manifest:media-type="image/png"/>
  <manifest:file-entry manifest:full-path="Pictures/10000001000002BC000002BC8E65DD0DB221AED9.png" manifest:media-type="image/png"/>
  <manifest:file-entry manifest:full-path="Pictures/10000001000002BC000002BCE766B1A64CF4710F.png" manifest:media-type="image/png"/>
  <manifest:file-entry manifest:full-path="Pictures/10000001000002BC000002BC38CBD41586F62BAC.png" manifest:media-type="image/png"/>
  <manifest:file-entry manifest:full-path="Pictures/10000001000002BC000002BC20F6E2DE6A306BA7.png" manifest:media-type="image/png"/>
  <manifest:file-entry manifest:full-path="Pictures/10000001000002BC000002BC4F6CF56D04FB7D63.png" manifest:media-type="image/png"/>
  <manifest:file-entry manifest:full-path="Pictures/10000001000002BC000002BC6D4B2159050F6F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vertical-align="middle" draw:auto-grow-height="false" fo:min-height="4.195cm" fo:min-width="7.755cm" fo:wrap-option="wrap"/>
    </style:style>
    <style:style style:name="gr3" style:family="graphic" style:parent-style-name="objectwithoutfill">
      <style:graphic-properties draw:stroke="solid" svg:stroke-width="0.423cm" svg:stroke-color="#000000" draw:marker-start-width="0.831cm" draw:marker-end="Arrowheads_20_1" draw:marker-end-width="0.931cm" draw:fill="none" draw:textarea-vertical-align="middle" fo:padding-top="0.333cm" fo:padding-bottom="0.333cm" fo:padding-left="0.458cm" fo:padding-right="0.458cm"/>
    </style:style>
    <style:style style:name="gr4" style:family="graphic" style:parent-style-name="objectwithoutfill">
      <style:graphic-properties draw:stroke="solid" svg:stroke-width="0.423cm" svg:stroke-color="#000000" draw:marker-start-width="0.83cm" draw:marker-end="Arrowheads_20_1" draw:marker-end-width="0.93cm" draw:fill="none" draw:textarea-vertical-align="middle" fo:padding-top="0.332cm" fo:padding-bottom="0.332cm" fo:padding-left="0.457cm" fo:padding-right="0.4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" style:family="graphic" style:parent-style-name="standard">
      <style:graphic-properties draw:fill-color="#77bc65" draw:opacity="24%" draw:opacity-name="" draw:textarea-horizontal-align="justify" draw:textarea-vertical-align="middle" draw:auto-grow-height="false" fo:min-height="5.14cm" fo:min-width="7.1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77bc65" draw:opacity="24%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715cm" svg:height="5.08cm" svg:x="22.581cm" svg:y="34.646cm">
          <draw:image xlink:href="Pictures/10000001000002BC000002BC6D4B2159050F6F42.png" xlink:type="simple" xlink:show="embed" xlink:actuate="onLoad" draw:mime-type="image/png">
            <text:p/>
          </draw:image>
        </draw:frame>
        <draw:frame draw:style-name="gr1" draw:text-style-name="P1" draw:layer="layout" svg:width="5.919cm" svg:height="6.35cm" svg:x="12.852cm" svg:y="24.486cm">
          <draw:image xlink:href="Pictures/10000001000002BC000002BC4F6CF56D04FB7D63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6.985cm" svg:x="1.626cm" svg:y="32.741cm">
          <draw:image xlink:href="Pictures/10000001000002BC000002BC20F6E2DE6A306BA7.png" xlink:type="simple" xlink:show="embed" xlink:actuate="onLoad" draw:mime-type="image/png">
            <text:p/>
          </draw:image>
        </draw:frame>
        <draw:frame draw:style-name="gr1" draw:text-style-name="P1" draw:layer="layout" svg:width="7.824cm" svg:height="6.774cm" svg:x="2.261cm" svg:y="24.062cm">
          <draw:image xlink:href="Pictures/10000001000002BC000002BC38CBD41586F62BAC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5.715cm" svg:x="3.531cm" svg:y="16.231cm">
          <draw:image xlink:href="Pictures/10000001000002BC000002BCE766B1A64CF4710F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4.445cm" svg:x="16.231cm" svg:y="33.376cm">
          <draw:image xlink:href="Pictures/10000001000002BC000002BC3439BF30F2338F0C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4.445cm" svg:x="21.311cm" svg:y="27.026cm">
          <draw:image xlink:href="Pictures/10000001000002BC000002BC3A8DF8EB5D8A747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774cm" svg:x="20.676cm" svg:y="17.923cm">
          <draw:image xlink:href="Pictures/10000001000002BC000002BC73B1979A9B8C8D88.png" xlink:type="simple" xlink:show="embed" xlink:actuate="onLoad" draw:mime-type="image/png">
            <text:p/>
          </draw:image>
        </draw:frame>
        <draw:frame draw:style-name="gr1" draw:text-style-name="P1" draw:layer="layout" svg:width="7.189cm" svg:height="7.409cm" svg:x="20.041cm" svg:y="8.611cm">
          <draw:image xlink:href="Pictures/10000001000002BC000002BCBC88B1BD2A36443B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5.928cm" svg:x="2.692cm" svg:y="8.611cm">
          <draw:image xlink:href="Pictures/10000001000002BC000002BC5FB088A9972E637B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8.044cm" svg:x="9.881cm" svg:y="0.991cm">
          <draw:image xlink:href="Pictures/10000001000002BC000002BCFDD0139B6C58D6B7.png" xlink:type="simple" xlink:show="embed" xlink:actuate="onLoad" draw:mime-type="image/png">
            <text:p/>
          </draw:image>
        </draw:frame>
        <draw:frame draw:style-name="gr1" draw:text-style-name="P1" draw:layer="layout" svg:width="5.919cm" svg:height="5.504cm" svg:x="12.217cm" svg:y="16.558cm">
          <draw:image xlink:href="Pictures/10000001000002BC000002BC2ADC429CB091D621.png" xlink:type="simple" xlink:show="embed" xlink:actuate="onLoad" draw:mime-type="image/png">
            <text:p/>
          </draw:image>
        </draw:frame>
        <draw:custom-shape draw:style-name="gr2" draw:text-style-name="P2" draw:layer="layout" svg:width="8.255cm" svg:height="4.445cm" draw:transform="rotate (-3.14159265358979) translate (18.771cm 12.42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text-style-name="P1" draw:layer="layout" svg:width="5.919cm" svg:height="5.08cm" svg:x="9.677cm" svg:y="36.932cm">
          <draw:image xlink:href="Pictures/10000001000002BC000002BC8E65DD0DB221AED9.png" xlink:type="simple" xlink:show="embed" xlink:actuate="onLoad" draw:mime-type="image/png">
            <text:p/>
          </draw:image>
        </draw:frame>
        <draw:line draw:style-name="gr3" draw:text-style-name="P3" draw:layer="layout" svg:x1="21.946cm" svg:y1="37.821cm" svg:x2="14.961cm" svg:y2="39.726cm">
          <text:p/>
        </draw:line>
        <draw:line draw:style-name="gr4" draw:text-style-name="P3" draw:layer="layout" svg:x1="18.136cm" svg:y1="37.186cm" svg:x2="14.961cm" svg:y2="38.781cm">
          <text:p/>
        </draw:line>
        <draw:line draw:style-name="gr4" draw:text-style-name="P3" draw:layer="layout" svg:x1="13.056cm" svg:y1="36.551cm" svg:x2="15.51cm" svg:y2="30.016cm">
          <text:p/>
        </draw:line>
        <draw:line draw:style-name="gr4" draw:text-style-name="P3" draw:layer="layout" svg:x1="7.628cm" svg:y1="33.647cm" svg:x2="14.826cm" svg:y2="29.788cm">
          <text:p/>
        </draw:line>
        <draw:line draw:style-name="gr4" draw:text-style-name="P3" draw:layer="layout" svg:x1="25.121cm" svg:y1="34.646cm" svg:x2="23.95cm" svg:y2="31.111cm">
          <text:p/>
        </draw:line>
        <draw:line draw:style-name="gr4" draw:text-style-name="P3" draw:layer="layout" svg:x1="20.711cm" svg:y1="33.301cm" svg:x2="22.627cm" svg:y2="31.02cm">
          <text:p/>
        </draw:line>
        <draw:line draw:style-name="gr4" draw:text-style-name="P3" draw:layer="layout" svg:x1="23.676cm" svg:y1="26.549cm" svg:x2="23.989cm" svg:y2="24.122cm">
          <text:p/>
        </draw:line>
        <draw:line draw:style-name="gr4" draw:text-style-name="P3" draw:layer="layout" svg:x1="23.851cm" svg:y1="14.961cm" svg:x2="24.165cm" svg:y2="17.551cm">
          <text:p/>
        </draw:line>
        <draw:line draw:style-name="gr4" draw:text-style-name="P3" draw:layer="layout" svg:x1="22.004cm" svg:y1="20.594cm" svg:x2="18.136cm" svg:y2="19.406cm">
          <text:p/>
        </draw:line>
        <draw:line draw:style-name="gr4" draw:text-style-name="P3" draw:layer="layout" svg:x1="12.217cm" svg:y1="18.771cm" svg:x2="8.555cm" svg:y2="18.918cm">
          <text:p/>
        </draw:line>
        <draw:line draw:style-name="gr4" draw:text-style-name="P3" draw:layer="layout" svg:x1="6.217cm" svg:y1="13.803cm" svg:x2="6.35cm" svg:y2="16.228cm">
          <text:p/>
        </draw:line>
        <draw:line draw:style-name="gr4" draw:text-style-name="P3" draw:layer="layout" svg:x1="6.35cm" svg:y1="21.167cm" svg:x2="6.204cm" svg:y2="23.736cm">
          <text:p/>
        </draw:line>
        <draw:line draw:style-name="gr4" draw:text-style-name="P3" draw:layer="layout" svg:x1="6.071cm" svg:y1="29.566cm" svg:x2="5.512cm" svg:y2="32.456cm">
          <text:p/>
        </draw:line>
        <draw:frame draw:style-name="gr5" draw:text-style-name="P4" draw:layer="layout" svg:width="5.715cm" svg:height="0.962cm" svg:x="16.231cm" svg:y="1.934cm">
          <draw:text-box>
            <text:p><text:span text:style-name="T1">Direktionen</text:span></text:p>
          </draw:text-box>
        </draw:frame>
        <draw:frame draw:style-name="gr5" draw:text-style-name="P4" draw:layer="layout" svg:width="5.715cm" svg:height="0.962cm" svg:x="21.311cm" svg:y="7.649cm">
          <draw:text-box>
            <text:p><text:span text:style-name="T1">Morgenmøde</text:span></text:p>
          </draw:text-box>
        </draw:frame>
        <draw:frame draw:style-name="gr5" draw:text-style-name="P4" draw:layer="layout" svg:width="5.715cm" svg:height="0.962cm" svg:x="4.801cm" svg:y="8.073cm">
          <draw:text-box>
            <text:p><text:span text:style-name="T1">Strategi</text:span></text:p>
          </draw:text-box>
        </draw:frame>
        <draw:frame draw:style-name="gr6" draw:text-style-name="P4" draw:layer="layout" svg:width="6.688cm" svg:height="2.384cm" draw:transform="rotate (1.5707963267949) translate (26.18cm 22.708cm)">
          <draw:text-box>
            <text:p><text:span text:style-name="T1">Tale til Tekst</text:span><text:span text:style-name="T1"><text:line-break/></text:span><text:span text:style-name="T1">MyGoodTape.com</text:span></text:p>
          </draw:text-box>
        </draw:frame>
        <draw:frame draw:style-name="gr5" draw:text-style-name="P4" draw:layer="layout" svg:width="5.715cm" svg:height="0.962cm" svg:x="12.421cm" svg:y="15.596cm">
          <draw:text-box>
            <text:p><text:span text:style-name="T1">Data-oprensning</text:span></text:p>
          </draw:text-box>
        </draw:frame>
        <draw:frame draw:style-name="gr5" draw:text-style-name="P4" draw:layer="layout" svg:width="5.715cm" svg:height="0.962cm" draw:transform="rotate (1.5707963267949) translate (3.204cm 20.676cm)">
          <draw:text-box>
            <text:p><text:span text:style-name="T1">Tekst-data</text:span></text:p>
          </draw:text-box>
        </draw:frame>
        <draw:frame draw:style-name="gr5" draw:text-style-name="P4" draw:layer="layout" svg:width="5.715cm" svg:height="1.673cm" draw:transform="rotate (1.5707963267949) translate (1.858cm 28.931cm)">
          <draw:text-box>
            <text:p><text:span text:style-name="T1">NLP</text:span><text:span text:style-name="T1"><text:line-break/></text:span><text:span text:style-name="T1">Python</text:span></text:p>
          </draw:text-box>
        </draw:frame>
        <draw:frame draw:style-name="gr5" draw:text-style-name="P4" draw:layer="layout" svg:width="5.715cm" svg:height="1.673cm" svg:x="1.626cm" svg:y="39.091cm">
          <draw:text-box>
            <text:p><text:span text:style-name="T1">Visualisering</text:span></text:p>
            <text:p><text:span text:style-name="T1">Gephi</text:span></text:p>
          </draw:text-box>
        </draw:frame>
        <draw:frame draw:style-name="gr7" draw:text-style-name="P6" draw:layer="layout" svg:width="6.604cm" svg:height="1.987cm" draw:transform="rotate (0.750491578357562) translate (9.647cm 27.085cm)">
          <draw:text-box>
            <text:p text:style-name="P5"><text:span text:style-name="T2">Organisations-udvikling</text:span></text:p>
          </draw:text-box>
        </draw:frame>
        <draw:frame draw:style-name="gr5" draw:text-style-name="P4" draw:layer="layout" svg:width="5.715cm" svg:height="0.962cm" draw:transform="rotate (0.296705972839036) translate (18.136cm 36.856cm)">
          <draw:text-box>
            <text:p><text:span text:style-name="T1">Mellemledere</text:span></text:p>
          </draw:text-box>
        </draw:frame>
        <draw:frame draw:style-name="gr5" draw:text-style-name="P4" draw:layer="layout" svg:width="5.715cm" svg:height="0.962cm" svg:x="22.987cm" svg:y="38.456cm">
          <draw:text-box>
            <text:p><text:span text:style-name="T1">Medarbejdere</text:span></text:p>
          </draw:text-box>
        </draw:frame>
        <draw:frame draw:style-name="gr5" draw:text-style-name="P4" draw:layer="layout" svg:width="5.715cm" svg:height="0.962cm" draw:transform="rotate (1.5707963267949) translate (25.756cm 30.836cm)">
          <draw:text-box>
            <text:p><text:span text:style-name="T1">12 interviews</text:span></text:p>
          </draw:text-box>
        </draw:frame>
        <draw:frame draw:style-name="gr5" draw:text-style-name="P4" draw:layer="layout" svg:width="5.715cm" svg:height="1.673cm" svg:x="14.326cm" svg:y="40.059cm">
          <draw:text-box>
            <text:p><text:span text:style-name="T1">Spørgeskema-undersøgelse</text:span></text:p>
          </draw:text-box>
        </draw:frame>
        <draw:custom-shape draw:style-name="gr8" draw:text-style-name="P7" draw:layer="layout" svg:width="10.795cm" svg:height="7.62cm" svg:x="9.246cm" svg:y="22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6cm" fo:margin-bottom="0cm" fo:text-indent="0cm"/>
      <style:text-properties fo:font-size="71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2cm" fo:margin-bottom="0cm" fo:text-indent="0cm"/>
      <style:text-properties fo:font-size="6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8cm" fo:margin-bottom="0cm" fo:text-indent="0cm"/>
      <style:text-properties fo:font-size="50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4cm" fo:margin-bottom="0cm" fo:text-indent="0cm"/>
      <style:text-properties fo:font-size="50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1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cm" svg:height="7.047cm" svg:x="3.157cm" svg:y="2.397cm"/>
      <draw:page-thumbnail draw:layer="backgroundobjects" svg:width="4.98cm" svg:height="7.047cm" svg:x="3.157cm" svg:y="10.445cm"/>
      <draw:page-thumbnail draw:layer="backgroundobjects" svg:width="4.98cm" svg:height="7.047cm" svg:x="3.157cm" svg:y="18.493cm"/>
      <draw:page-thumbnail draw:layer="backgroundobjects" svg:width="4.98cm" svg:height="7.047cm" svg:x="13.452cm" svg:y="2.397cm"/>
      <draw:page-thumbnail draw:layer="backgroundobjects" svg:width="4.98cm" svg:height="7.047cm" svg:x="13.452cm" svg:y="10.445cm"/>
      <draw:page-thumbnail draw:layer="backgroundobjects" svg:width="4.98cm" svg:height="7.047cm" svg:x="13.452cm" svg:y="18.493cm"/>
    </style:handout-master>
    <style:master-page style:name="Default" style:page-layout-name="PM1" draw:style-name="Mdp1">
      <draw:frame presentation:style-name="Default-title" draw:layer="backgroundobjects" svg:width="24.939cm" svg:height="6.682cm" svg:x="2.376cm" svg:y="2.587cm" presentation:class="title" presentation:placeholder="true">
        <draw:text-box/>
      </draw:frame>
      <draw:frame presentation:style-name="Default-outline1" draw:layer="backgroundobjects" svg:width="24.939cm" svg:height="23.215cm" svg:x="2.376cm" svg:y="10.356cm" presentation:class="outline" presentation:placeholder="true">
        <draw:text-box/>
      </draw:frame>
      <draw:frame presentation:style-name="Mpr1" draw:text-style-name="MP2" draw:layer="backgroundobjects" svg:width="6.456cm" svg:height="2.758cm" svg:x="2.376cm" svg:y="37.45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3cm" svg:height="2.758cm" svg:x="10.468cm" svg:y="37.45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6cm" svg:height="2.758cm" svg:x="20.859cm" svg:y="37.45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22:30.922736057</meta:creation-date>
    <dc:date>2024-05-07T11:18:27.903047344</dc:date>
    <meta:editing-duration>PT55M55S</meta:editing-duration>
    <meta:editing-cycles>5</meta:editing-cycles>
    <meta:generator>LibreOffice/7.4.7.2$Linux_X86_64 LibreOffice_project/40$Build-2</meta:generator>
    <meta:document-statistic meta:object-count="64"/>
  </office:meta>
</office:document-meta>
</file>